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fb9e6" draw:textarea-horizontal-align="justify" draw:textarea-vertical-align="middle" draw:auto-grow-height="false" fo:min-height="1.528cm" fo:min-width="4.487cm"/>
    </style:style>
    <style:style style:name="gr2" style:family="graphic" style:parent-style-name="standard">
      <style:graphic-properties draw:fill-color="#8fb9e6" draw:textarea-horizontal-align="justify" draw:textarea-vertical-align="middle" draw:auto-grow-height="false" fo:min-height="1.528cm" fo:min-width="4.896cm"/>
    </style:style>
    <style:style style:name="gr3" style:family="graphic" style:parent-style-name="standard">
      <style:graphic-properties draw:fill-color="#8fb9e6" draw:textarea-horizontal-align="justify" draw:textarea-vertical-align="middle" draw:auto-grow-height="false" fo:min-height="1.528cm" fo:min-width="4.738cm"/>
    </style:style>
    <style:style style:name="gr4" style:family="graphic" style:parent-style-name="standard">
      <style:graphic-properties draw:fill-color="#8fb9e6" draw:textarea-horizontal-align="justify" draw:textarea-vertical-align="middle" draw:auto-grow-height="false" fo:min-height="1.528cm" fo:min-width="6.0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fill-color="#d9d948" draw:textarea-horizontal-align="justify" draw:textarea-vertical-align="middle" draw:auto-grow-height="false" fo:min-height="2.775cm" fo:min-width="3.617cm" fo:wrap-option="wrap"/>
    </style:style>
    <style:style style:name="gr8" style:family="graphic" style:parent-style-name="standard">
      <style:graphic-properties draw:fill-color="#d9d948" draw:textarea-horizontal-align="justify" draw:textarea-vertical-align="middle" draw:auto-grow-height="false" fo:min-height="2.775cm" fo:min-width="4.686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/>
    </style:style>
    <style:style style:name="gr1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12" style:family="graphic" style:parent-style-name="standard">
      <style:graphic-properties draw:fill-color="#d9d948" draw:textarea-horizontal-align="justify" draw:textarea-vertical-align="middle" draw:auto-grow-height="false" fo:min-height="2.775cm" fo:min-width="4.237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fill-color="#d9d948" draw:textarea-horizontal-align="justify" draw:textarea-vertical-align="middle" draw:auto-grow-height="false" fo:min-height="2.775cm" fo:min-width="5.676cm" fo:wrap-option="wrap"/>
    </style:style>
    <style:style style:name="gr16" style:family="graphic" style:parent-style-name="standard">
      <style:graphic-properties draw:fill-color="#d9d948" draw:textarea-horizontal-align="justify" draw:textarea-vertical-align="middle" draw:auto-grow-height="false" fo:min-height="2.775cm" fo:min-width="5.648cm" fo:wrap-option="wrap"/>
    </style:style>
    <style:style style:name="gr17" style:family="graphic" style:parent-style-name="standard">
      <style:graphic-properties draw:fill-color="#e28585" draw:textarea-horizontal-align="justify" draw:textarea-vertical-align="middle" draw:auto-grow-height="false" fo:min-height="1.528cm" fo:min-width="6.064cm"/>
    </style:style>
    <style:style style:name="gr18" style:family="graphic" style:parent-style-name="standard">
      <style:graphic-properties draw:fill-color="#d9d948" draw:textarea-horizontal-align="justify" draw:textarea-vertical-align="middle" draw:auto-grow-height="false" fo:min-height="1.725cm" fo:min-width="7.558cm" fo:wrap-option="wrap"/>
    </style:style>
    <style:style style:name="gr19" style:family="graphic" style:parent-style-name="standard">
      <style:graphic-properties draw:fill-color="#d9d948" draw:textarea-horizontal-align="justify" draw:textarea-vertical-align="middle" draw:auto-grow-height="false" fo:min-height="1.713cm" fo:min-width="5.648cm" fo:wrap-option="wrap"/>
    </style:style>
    <style:style style:name="gr2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9.1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9cm" fo:min-width="10.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1cm" fo:min-width="5.04cm"/>
    </style:style>
    <style:style style:name="P1" style:family="paragraph">
      <style:paragraph-properties fo:text-align="center"/>
    </style:style>
    <style:style style:name="P2" style:family="paragraph">
      <loext:graphic-properties draw:fill-color="#8fb9e6"/>
      <style:paragraph-properties fo:text-align="center"/>
      <style:text-properties style:font-name="Monaco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9d948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-color="#e28585"/>
      <style:paragraph-properties fo:text-align="center"/>
      <style:text-properties style:font-name="Monaco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Monaco" fo:font-size="14pt" style:font-size-asian="14pt" style:font-size-complex="14pt"/>
    </style:style>
    <style:style style:name="T1" style:family="text">
      <style:text-properties style:font-name="Monaco"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666666" style:font-name="Monaco" fo:font-size="14pt" style:font-size-asian="14pt" style:font-size-complex="14pt"/>
    </style:style>
    <style:style style:name="T8" style:family="text">
      <style:text-properties style:font-name="Monac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87cm" svg:height="1.778cm" svg:x="3.205cm" svg:y="7.858cm">
          <text:p text:style-name="P1"><text:span text:style-name="T1">express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" draw:start-glue-point="1" draw:end-shape="id2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2" draw:start-glue-point="1" draw:end-shape="id3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3" draw:start-glue-point="1" draw:end-shape="id4" svg:d="M20985 8747h1051" svg:viewBox="0 0 1052 1">
          <text:p/>
        </draw:connector>
        <draw:custom-shape draw:style-name="gr7" draw:text-style-name="P4" draw:layer="layout" svg:width="4.445cm" svg:height="3.265cm" svg:x="3.22cm" svg:y="3.804cm">
          <text:p text:style-name="P1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45cm" svg:height="3.265cm" svg:x="9.22cm" svg:y="3.799cm">
          <text:p text:style-name="P1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5.6cm" svg:height="3.265cm" svg:x="15.72cm" svg:y="3.794cm">
          <text:p text:style-name="P1"><text:span text:style-name="T2">Serving GET requests for '/' is my job. Let me serve you the index page: </text:span><text:span text:style-name="T3">res.send(...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xml:id="id5" draw:id="id5" draw:layer="layout" svg:width="3.004cm" svg:height="0.962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5" draw:start-glue-point="0" draw:end-shape="id1" draw:end-glue-point="3" svg:d="M2627 10676v-1929h578" svg:viewBox="0 0 579 1930">
          <text:p/>
        </draw:connector>
        <draw:frame draw:style-name="gr10" draw:text-style-name="P5" xml:id="id6" draw:id="id6" draw:layer="layout" svg:width="3.533cm" svg:height="0.962cm" svg:x="16.6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8.366cm" svg:y1="9.636cm" svg:x2="18.391cm" svg:y2="10.676cm" draw:start-shape="id3" draw:start-glue-point="2" draw:end-shape="id6" svg:d="M18366 9636v521h25v519" svg:viewBox="0 0 26 1041">
          <text:p/>
        </draw:connector>
      </draw:page>
      <draw:page draw:name="page2" draw:style-name="dp1" draw:master-page-name="Default">
        <draw:custom-shape draw:style-name="gr1" draw:text-style-name="P2" xml:id="id7" draw:id="id7" draw:layer="layout" svg:width="4.987cm" svg:height="1.778cm" svg:x="3.205cm" svg:y="7.858cm">
          <text:p text:style-name="P1"><text:span text:style-name="T1">express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7" draw:start-glue-point="1" draw:end-shape="id8" svg:d="M8192 8747h1028" svg:viewBox="0 0 1029 1">
          <text:p/>
        </draw:connector>
        <draw:connector draw:style-name="gr11" draw:text-style-name="P3" draw:layer="layout" svg:x1="14.616cm" svg:y1="8.747cm" svg:x2="15.747cm" svg:y2="8.747cm" draw:start-shape="id8" draw:start-glue-point="1" draw:end-shape="id9" svg:d="M14616 8747h1131" svg:viewBox="0 0 1132 1">
          <text:p/>
        </draw:connector>
        <draw:connector draw:style-name="gr6" draw:text-style-name="P3" draw:layer="layout" svg:x1="20.985cm" svg:y1="8.747cm" svg:x2="22.036cm" svg:y2="8.747cm" draw:start-shape="id9" draw:start-glue-point="1" draw:end-shape="id10" svg:d="M20985 8747h1051" svg:viewBox="0 0 1052 1">
          <text:p/>
        </draw:connector>
        <draw:custom-shape draw:style-name="gr7" draw:text-style-name="P4" draw:layer="layout" svg:width="4.445cm" svg:height="3.265cm" svg:x="3.22cm" svg:y="3.804cm">
          <text:p text:style-name="P1"><text:span text:style-name="T2">This is a GET with no body. I don’t care: </text:span><text:span text:style-name="T3">next()</text:span></text:p>
          <draw:enhanced-geometry svg:viewBox="0 0 21600 21600" draw:text-areas="800 800 20800 20800" draw:type="round-rectangular-callout" draw:modifiers="6446.96356275304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5.115cm" svg:height="3.265cm" svg:x="9.22cm" svg:y="3.799cm">
          <text:p text:style-name="P1"><text:span text:style-name="T2">There is a style.css file in my static directory. Let me serve it to you: </text:span><text:span text:style-name="T3">res.send(...)</text:span></text:p>
          <draw:enhanced-geometry svg:viewBox="0 0 21600 21600" draw:text-areas="800 800 20800 20800" draw:type="round-rectangular-callout" draw:modifiers="5602.65832681783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xml:id="id11" draw:id="id11" draw:layer="layout" svg:width="3.004cm" svg:height="0.962cm" svg:x="1.125cm" svg:y="10.676cm">
          <draw:text-box>
            <text:p><text:span text:style-name="T4">Request</text:span></text:p>
          </draw:text-box>
        </draw:frame>
        <draw:connector draw:style-name="gr5" draw:text-style-name="P3" draw:layer="layout" svg:x1="2.627cm" svg:y1="10.676cm" svg:x2="3.205cm" svg:y2="8.747cm" draw:start-shape="id11" draw:start-glue-point="0" draw:end-shape="id7" draw:end-glue-point="3" svg:d="M2627 10676v-1929h578" svg:viewBox="0 0 579 1930">
          <text:p/>
        </draw:connector>
        <draw:frame draw:style-name="gr13" draw:text-style-name="P5" xml:id="id12" draw:id="id12" draw:layer="layout" svg:width="3.533cm" svg:height="0.962cm" svg:x="10.125cm" svg:y="10.676cm">
          <draw:text-box>
            <text:p><text:span text:style-name="T4">Response</text:span></text:p>
          </draw:text-box>
        </draw:frame>
        <draw:connector draw:style-name="gr5" draw:text-style-name="P3" draw:layer="layout" svg:x1="11.918cm" svg:y1="9.636cm" svg:x2="11.891cm" svg:y2="10.676cm" draw:start-shape="id8" draw:start-glue-point="2" draw:end-shape="id12" svg:d="M11918 9636v521h-27v519" svg:viewBox="0 0 28 1041">
          <text:p/>
        </draw:connector>
      </draw:page>
      <draw:page draw:name="page3" draw:style-name="dp1" draw:master-page-name="Default">
        <draw:custom-shape draw:style-name="gr1" draw:text-style-name="P2" xml:id="id13" draw:id="id13" draw:layer="layout" svg:width="4.987cm" svg:height="1.778cm" svg:x="3.205cm" svg:y="7.858cm">
          <text:p text:style-name="P1"><text:span text:style-name="T1">express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5" draw:id="id15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6.564cm" svg:height="1.778cm" svg:x="22.036cm" svg:y="7.858cm">
          <text:p text:style-name="P1"><text:span text:style-name="T1">app.post('/users', use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192cm" svg:y1="8.747cm" svg:x2="9.22cm" svg:y2="8.747cm" draw:start-shape="id13" draw:start-glue-point="1" draw:end-shape="id14" svg:d="M8192 8747h1028" svg:viewBox="0 0 1029 1">
          <text:p/>
        </draw:connector>
        <draw:connector draw:style-name="gr5" draw:text-style-name="P3" draw:layer="layout" svg:x1="14.616cm" svg:y1="8.747cm" svg:x2="15.747cm" svg:y2="8.747cm" draw:start-shape="id14" draw:start-glue-point="1" draw:end-shape="id15" svg:d="M14616 8747h1131" svg:viewBox="0 0 1132 1">
          <text:p/>
        </draw:connector>
        <draw:connector draw:style-name="gr14" draw:text-style-name="P3" draw:layer="layout" svg:x1="20.985cm" svg:y1="8.747cm" svg:x2="22.036cm" svg:y2="8.747cm" draw:start-shape="id15" draw:start-glue-point="1" draw:end-shape="id16" svg:d="M20985 8747h1051" svg:viewBox="0 0 1052 1">
          <text:p/>
        </draw:connector>
        <draw:custom-shape draw:style-name="gr15" draw:text-style-name="P4" draw:layer="layout" svg:width="6.67cm" svg:height="3.265cm" svg:x="3.22cm" svg:y="3.804cm">
          <text:p text:style-name="P1"><text:span text:style-name="T2">This is a request with content type application/json. Let me attach the parsed JSON to </text:span><text:span text:style-name="T3">req.body</text:span><text:span text:style-name="T5">, then</text:span><text:span text:style-name="T2">: </text:span><text:span text:style-name="T3">next()</text:span></text:p>
          <draw:enhanced-geometry svg:viewBox="0 0 21600 21600" draw:text-areas="800 800 20800 20800" draw:type="round-rectangular-callout" draw:modifiers="4293.44925798231 26831.3533374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4.445cm" svg:height="3.265cm" svg:x="10.22cm" svg:y="3.799cm">
          <text:p text:style-name="P1"><text:span text:style-name="T2">This is not a static file. I don’t care: </text:span><text:span text:style-name="T3">next()</text:span></text:p>
          <draw:enhanced-geometry svg:viewBox="0 0 21600 21600" draw:text-areas="800 800 20800 20800" draw:type="round-rectangular-callout" draw:modifiers="6446.96356275304 26837.9669320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5.6cm" svg:height="3.265cm" svg:x="15.72cm" svg:y="3.794cm">
          <text:p text:style-name="P1"><text:span text:style-name="T2">This is not a GET request for '/'. I don’t care: </text:span><text:span text:style-name="T3">next()</text:span></text:p>
          <draw:enhanced-geometry svg:viewBox="0 0 21600 21600" draw:text-areas="800 800 20800 20800" draw:type="round-rectangular-callout" draw:modifiers="5113.65827530798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17" draw:id="id17" draw:layer="layout" svg:width="3.004cm" svg:height="0.962cm" svg:x="1.125cm" svg:y="10.676cm">
          <draw:text-box>
            <text:p><text:span text:style-name="T6">Request</text:span></text:p>
          </draw:text-box>
        </draw:frame>
        <draw:connector draw:style-name="gr5" draw:text-style-name="P3" draw:layer="layout" svg:x1="2.627cm" svg:y1="10.676cm" svg:x2="3.205cm" svg:y2="8.747cm" draw:start-shape="id17" draw:start-glue-point="0" draw:end-shape="id13" draw:end-glue-point="3" svg:d="M2627 10676v-1929h578" svg:viewBox="0 0 579 1930">
          <text:p/>
        </draw:connector>
        <draw:frame draw:style-name="gr10" draw:text-style-name="P6" xml:id="id18" draw:id="id18" draw:layer="layout" svg:width="3.533cm" svg:height="0.962cm" svg:x="23.525cm" svg:y="10.676cm">
          <draw:text-box>
            <text:p><text:span text:style-name="T6">Response</text:span></text:p>
          </draw:text-box>
        </draw:frame>
        <draw:connector draw:style-name="gr5" draw:text-style-name="P3" draw:layer="layout" svg:x1="25.318cm" svg:y1="9.636cm" svg:x2="25.291cm" svg:y2="10.676cm" draw:start-shape="id16" draw:start-glue-point="2" draw:end-shape="id18" svg:d="M25318 9636v521h-27v519" svg:viewBox="0 0 28 1041">
          <text:p/>
        </draw:connector>
        <draw:custom-shape draw:style-name="gr16" draw:text-style-name="P4" draw:layer="layout" svg:width="6.638cm" svg:height="3.265cm" svg:x="21.921cm" svg:y="3.791cm">
          <text:p text:style-name="P1"><text:span text:style-name="T2">Serving POST requests for '/users' is my job. Let me take what’s in </text:span><text:span text:style-name="T3">req.body</text:span><text:span text:style-name="T5"> and create a user, then: </text:span><text:span text:style-name="T3">res.send()</text:span></text:p>
          <draw:enhanced-geometry svg:viewBox="0 0 21600 21600" draw:text-areas="800 800 20800 20800" draw:type="round-rectangular-callout" draw:modifiers="4314.14369633981 26844.580526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1" draw:text-style-name="P2" xml:id="id19" draw:id="id19" draw:layer="layout" svg:width="4.987cm" svg:height="1.778cm" svg:x="3.205cm" svg:y="7.858cm">
          <text:p text:style-name="P1"><text:span text:style-name="T1">express.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5.396cm" svg:height="1.778cm" svg:x="9.22cm" svg:y="7.858cm">
          <text:p text:style-name="P1"><text:span text:style-name="T1">express.static(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5.238cm" svg:height="1.778cm" svg:x="15.747cm" svg:y="7.858cm">
          <text:p text:style-name="P1"><text:span text:style-name="T1">app.get('/', inde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22" draw:id="id22" draw:layer="layout" svg:width="6.564cm" svg:height="1.778cm" svg:x="22.036cm" svg:y="7.858cm">
          <text:p text:style-name="P1"><text:span text:style-name="T1">app.use(errorMiddlewa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8.192cm" svg:y1="8.747cm" svg:x2="9.22cm" svg:y2="8.747cm" draw:start-shape="id19" draw:start-glue-point="1" draw:end-shape="id20" svg:d="M8192 8747h1028" svg:viewBox="0 0 1029 1">
          <text:p/>
        </draw:connector>
        <draw:connector draw:style-name="gr11" draw:text-style-name="P3" draw:layer="layout" svg:x1="14.616cm" svg:y1="8.747cm" svg:x2="15.747cm" svg:y2="8.747cm" draw:start-shape="id20" draw:start-glue-point="1" draw:end-shape="id21" svg:d="M14616 8747h1131" svg:viewBox="0 0 1132 1">
          <text:p/>
        </draw:connector>
        <draw:connector draw:style-name="gr11" draw:text-style-name="P3" draw:layer="layout" svg:x1="20.985cm" svg:y1="8.747cm" svg:x2="22.036cm" svg:y2="8.747cm" draw:start-shape="id21" draw:start-glue-point="1" draw:end-shape="id22" svg:d="M20985 8747h1051" svg:viewBox="0 0 1052 1">
          <text:p/>
        </draw:connector>
        <draw:custom-shape draw:style-name="gr18" draw:text-style-name="P4" draw:layer="layout" svg:width="8.702cm" svg:height="2.132cm" svg:x="3.22cm" svg:y="4.937cm">
          <text:p text:style-name="P1"><text:span text:style-name="T2">Oops, that JSON is invalid: </text:span><text:span text:style-name="T3">next(new Error('Baaad JSON'))</text:span></text:p>
          <draw:enhanced-geometry svg:viewBox="0 0 21600 21600" draw:text-areas="800 800 20800 20800" draw:type="round-rectangular-callout" draw:modifiers="3291.00310237849 29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xml:id="id23" draw:id="id23" draw:layer="layout" svg:width="3.004cm" svg:height="0.962cm" svg:x="1.125cm" svg:y="10.676cm">
          <draw:text-box>
            <text:p><text:span text:style-name="T6">Request</text:span></text:p>
          </draw:text-box>
        </draw:frame>
        <draw:connector draw:style-name="gr5" draw:text-style-name="P3" draw:layer="layout" svg:x1="2.627cm" svg:y1="10.676cm" svg:x2="3.205cm" svg:y2="8.747cm" draw:start-shape="id23" draw:start-glue-point="0" draw:end-shape="id19" draw:end-glue-point="3" svg:d="M2627 10676v-1929h578" svg:viewBox="0 0 579 1930">
          <text:p/>
        </draw:connector>
        <draw:frame draw:style-name="gr10" draw:text-style-name="P6" xml:id="id24" draw:id="id24" draw:layer="layout" svg:width="3.533cm" svg:height="0.962cm" svg:x="23.525cm" svg:y="10.676cm">
          <draw:text-box>
            <text:p><text:span text:style-name="T6">Response</text:span></text:p>
          </draw:text-box>
        </draw:frame>
        <draw:connector draw:style-name="gr5" draw:text-style-name="P3" draw:layer="layout" svg:x1="25.318cm" svg:y1="9.636cm" svg:x2="25.291cm" svg:y2="10.676cm" draw:start-shape="id22" draw:start-glue-point="2" draw:end-shape="id24" svg:d="M25318 9636v521h-27v519" svg:viewBox="0 0 28 1041">
          <text:p/>
        </draw:connector>
        <draw:custom-shape draw:style-name="gr19" draw:text-style-name="P4" draw:layer="layout" svg:width="6.638cm" svg:height="2.119cm" svg:x="21.921cm" svg:y="4.937cm">
          <text:p text:style-name="P1"><text:span text:style-name="T2">Let me tell you how wrong you are: </text:span><text:span text:style-name="T3">res.send()</text:span></text:p>
          <draw:enhanced-geometry svg:viewBox="0 0 21600 21600" draw:text-areas="800 800 20800 20800" draw:type="round-rectangular-callout" draw:modifiers="4314.14369633981 2967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" draw:text-style-name="P3" draw:layer="layout" draw:line-skew="0.261cm 6.206cm" svg:x1="5.698cm" svg:y1="9.636cm" svg:x2="22.036cm" svg:y2="8.747cm" draw:start-shape="id19" draw:start-glue-point="2" draw:end-shape="id22" draw:end-glue-point="3" svg:d="M5698 9636v762h15622v-1651h716" svg:viewBox="0 0 16339 1652">
          <text:p/>
        </draw:connector>
      </draw:page>
      <draw:page draw:name="page5" draw:style-name="dp1" draw:master-page-name="Default">
        <draw:frame draw:style-name="gr21" draw:text-style-name="P8" xml:id="id25" draw:id="id25" draw:layer="layout" svg:width="9.688cm" svg:height="1.487cm" svg:x="2.651cm" svg:y="3.983cm">
          <draw:text-box>
            <text:p><text:span text:style-name="T7">// in app.js</text:span></text:p>
            <text:p><text:span text:style-name="T8">app.use('/books', booksRouter);</text:span></text:p>
          </draw:text-box>
        </draw:frame>
        <draw:frame draw:style-name="gr22" draw:text-style-name="P8" xml:id="id27" draw:id="id27" draw:layer="layout" svg:width="11.17cm" svg:height="3.959cm" svg:x="14.651cm" svg:y="3.984cm">
          <draw:text-box>
            <text:p><text:span text:style-name="T7">// in routes/books.js</text:span></text:p>
            <text:p><text:span text:style-name="T8">booksRouter.post('/', ...);</text:span></text:p>
            <text:p><text:span text:style-name="T8">booksRouter.get('/', ...);</text:span></text:p>
            <text:p><text:span text:style-name="T8">booksRouter.get('/:id', ...);</text:span></text:p>
            <text:p><text:span text:style-name="T8">booksRouter.put('/:id', ...);</text:span></text:p>
            <text:p><text:span text:style-name="T8">booksRouter.delete('/:id', ...);</text:span></text:p>
          </draw:text-box>
        </draw:frame>
        <draw:frame draw:style-name="gr23" draw:text-style-name="P8" xml:id="id26" draw:id="id26" draw:layer="layout" svg:width="5.54cm" svg:height="3.341cm" svg:x="9.651cm" svg:y="9.183cm">
          <draw:text-box>
            <text:p><text:span text:style-name="T8">POST /books</text:span></text:p>
            <text:p><text:span text:style-name="T8">GET /books</text:span></text:p>
            <text:p><text:span text:style-name="T8">GET /books/:id</text:span></text:p>
            <text:p><text:span text:style-name="T8">PUT /books/:id</text:span></text:p>
            <text:p><text:span text:style-name="T8">DELETE /books/:id</text:span></text:p>
          </draw:text-box>
        </draw:frame>
        <draw:connector draw:style-name="gr5" draw:text-style-name="P3" draw:layer="layout" draw:type="curve" svg:x1="7.495cm" svg:y1="5.47cm" svg:x2="12.421cm" svg:y2="9.183cm" draw:start-shape="id25" draw:start-glue-point="2" draw:end-shape="id26" svg:d="M7495 5470c0 2785 4926 929 4926 3713" svg:viewBox="0 0 4927 3714">
          <text:p/>
        </draw:connector>
        <draw:connector draw:style-name="gr5" draw:text-style-name="P3" draw:layer="layout" draw:type="curve" svg:x1="20.236cm" svg:y1="7.943cm" svg:x2="12.421cm" svg:y2="9.183cm" draw:start-shape="id27" draw:start-glue-point="2" draw:end-shape="id26" draw:end-glue-point="0" svg:d="M20236 7943c0 930-7815 310-7815 1240" svg:viewBox="0 0 7816 12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2-15T13:09:22.474481000</meta:creation-date>
    <dc:date>2019-09-25T13:55:10.418064567</dc:date>
    <meta:editing-duration>PT2H6M51S</meta:editing-duration>
    <meta:editing-cycles>15</meta:editing-cycles>
    <meta:generator>LibreOffice/6.3.1.2$MacOSX_X86_64 LibreOffice_project/b79626edf0065ac373bd1df5c28bd630b4424273</meta:generator>
    <meta:document-statistic meta:object-count="61"/>
  </office:meta>
</office:document-meta>
</file>